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b7b" officeooo:paragraph-rsid="000a2b7b"/>
    </style:style>
    <style:style style:name="P2" style:family="paragraph" style:parent-style-name="Standard">
      <style:text-properties officeooo:rsid="000a2b7b" officeooo:paragraph-rsid="000afa31"/>
    </style:style>
    <style:style style:name="P3" style:family="paragraph" style:parent-style-name="Standard">
      <style:text-properties officeooo:paragraph-rsid="000a2b7b"/>
    </style:style>
    <style:style style:name="P4" style:family="paragraph" style:parent-style-name="Standard">
      <style:text-properties officeooo:rsid="000afa31" officeooo:paragraph-rsid="000afa31"/>
    </style:style>
    <style:style style:name="P5" style:family="paragraph" style:parent-style-name="Standard">
      <style:text-properties officeooo:rsid="000cc6b1" officeooo:paragraph-rsid="000cc6b1"/>
    </style:style>
    <style:style style:name="T1" style:family="text">
      <style:text-properties officeooo:rsid="000a2b7b"/>
    </style:style>
    <style:style style:name="T2" style:family="text">
      <style:text-properties officeooo:rsid="000afa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читай меня:</text:p>
      <text:p text:style-name="P1"/>
      <text:p text:style-name="P4">1. Создай папку проекта (у меня она называется «project_tg_bot»)</text:p>
      <text:p text:style-name="P1"/>
      <text:p text:style-name="P2"><text:span text:style-name="T2">2</text:span>. Установи виртуальное окружение <text:span text:style-name="T2">и активируй его</text:span></text:p>
      <text:p text:style-name="P1"/>
      <text:p text:style-name="P2"><text:span text:style-name="T2">3</text:span>. <text:span text:style-name="T2">C</text:span>клонируй репозиторий — git clone <text:a xlink:type="simple" xlink:href="https://github.com/312askar/pharm_store_bot" text:style-name="Internet_20_link" text:visited-style-name="Visited_20_Internet_20_Link">https://github.com/312askar/pharm_store_bot</text:a></text:p>
      <text:p text:style-name="P1"/>
      <text:p text:style-name="P3"><text:span text:style-name="T2">4</text:span><text:span text:style-name="T1">. Установи все необходимые зависимости (там много лишнего, но лучше установи все — на всякий случай) — команда для установки зависимостей «</text:span>pip<text:span text:style-name="T1">3</text:span> install -r requirements.txt</text:p>
      <text:p text:style-name="P1">»</text:p>
      <text:p text:style-name="P1">3. Создай базу данных pharm_store :</text:p>
      <text:p text:style-name="P1"/>
      <text:p text:style-name="P1">-sudo mysql -u root -p</text:p>
      <text:p text:style-name="P1">-CREATE DATABASE pharm_srote;</text:p>
      <text:p text:style-name="P1">Убедись, что база создана — SHOW DATABASES;</text:p>
      <text:p text:style-name="P1">Выйди из mysql — exit;</text:p>
      <text:p text:style-name="P1"/>
      <text:p text:style-name="P1">4. <text:span text:style-name="T2">Импортируй sql файл «pharm_store.sql» из папки «db_backup»:</text:span></text:p>
      <text:p text:style-name="P4">sudo mysql -u root -p pharm_store &lt; путь до файла «pharm_store.sql», например:</text:p>
      <text:p text:style-name="P4">sudo mysql -u root -p pharm_store_backup &lt; (Desktop/IT_RUN_lessons/homework/project_tg_bot/db_backup)/pharm_store.sql</text:p>
      <text:p text:style-name="P4">Внутри скобок () твой путь.</text:p>
      <text:p text:style-name="P4"/>
      <text:p text:style-name="P4">5. Ссылка на бота: @pharm_stor_bot</text:p>
      <text:p text:style-name="P4"/>
      <text:p text:style-name="P5">6. Пиши свой код, пушить ничего пока не надо, потом сделаем общий доступ к репозиторию чтобы оба могли пушить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01:29:29.118729971</meta:creation-date>
    <dc:date>2022-04-11T02:10:33.531243131</dc:date>
    <meta:editing-duration>PT17M54S</meta:editing-duration>
    <meta:editing-cycles>1</meta:editing-cycles>
    <meta:document-statistic meta:table-count="0" meta:image-count="0" meta:object-count="0" meta:page-count="1" meta:paragraph-count="17" meta:word-count="129" meta:character-count="958" meta:non-whitespace-character-count="841"/>
    <meta:generator>LibreOffice/6.4.7.2$Linux_X86_64 LibreOffice_project/40$Build-2</meta:generator>
  </office:meta>
</office:document-meta>
</file>